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ivanupotus</text:p>
      <text:p text:style-name="Standard"/>
      <text:p text:style-name="Standard">Aihe: Laivanupotuspeli yhden pelaajan versiona. Peli arpoo sijoitettavien laivojen paikat satunnaisiin ruutuihin. Ohjelma myös laskee kuinka monessa vuorossa pelaaja on laivat upottanut ja pitää kirjaa parhaista pelaajista.</text:p>
      <text:p text:style-name="Standard"/>
      <text:p text:style-name="Standard">Käyttäjät: pelaaja(t)</text:p>
      <text:p text:style-name="Standard"/>
      <text:p text:style-name="Standard">Toiminnot: </text:p>
      <text:list xml:id="list38262028" text:style-name="L1">
        <text:list-item>
          <text:p text:style-name="P1">pelaaja antaa nimensä</text:p>
        </text:list-item>
        <text:list-item>
          <text:p text:style-name="P1">pelaaja ampuu</text:p>
        </text:list-item>
      </text:list>
      <text:p text:style-name="Standard"/>
      <text:p text:style-name="Standard">Mahdolliset laajennukset:</text:p>
      <text:list xml:id="list38267181" text:style-name="L2">
        <text:list-item>
          <text:p text:style-name="P2">valittavana erikokoisia ruudukoita ja eri määrä laivoja</text:p>
        </text:list-item>
        <text:list-item>
          <text:p text:style-name="P2">graafinen käyttöliittymä</text:p>
        </text:list-item>
        <text:list-item>
          <text:p text:style-name="P2">toimiva ”Parhaat pelaajat” -lista ja sen tarkastelemine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ia Ohtamaa</meta:initial-creator>
    <meta:creation-date>2012-05-14T12:55:57</meta:creation-date>
    <dc:date>2012-06-01T18:24:25.30</dc:date>
    <meta:editing-duration>PT38M16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60" meta:character-count="467"/>
  </office:meta>
</office:document-meta>
</file>